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01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Nimbus Sans L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vehicleId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ehicleType</text:p>
          </table:table-cell>
          <table:table-cell table:style-name="ce1" office:value-type="string" calcext:value-type="string">
            <text:p>vehicleCategory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Efficiency</text:p>
          </table:table-cell>
          <table:table-cell table:style-name="ce1" office:value-type="string" calcext:value-type="string">
            <text:p>avgSpee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vanza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anza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anz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4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5.31" calcext:value-type="float">
            <text:p>15.31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3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2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1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enia2010</text:p>
          </table:table-cell>
          <table:table-cell office:value-type="string" calcext:value-type="string">
            <text:p>Daihatsu</text:p>
          </table:table-cell>
          <table:table-cell office:value-type="string" calcext:value-type="string">
            <text:p>Xen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4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3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1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zz201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Jazz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Mobil Sedang</text:p>
          </table:table-cell>
          <table:table-cell office:value-type="string" calcext:value-type="string">
            <text:p>Pertamax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4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3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tuner201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Fortun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Jip</text:p>
          </table:table-cell>
          <table:table-cell office:value-type="string" calcext:value-type="string">
            <text:p>Pertamax Plu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4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3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2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1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da2010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Strada Trit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vobus201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B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2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2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2 (dua) gandar</text:p>
          </table:table-cell>
          <table:table-cell office:value-type="string" calcext:value-type="string">
            <text:p>Sola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3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3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3 (tiga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5.5" calcext:value-type="float">
            <text:p>5.5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4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4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4 (empat) gandar</text:p>
          </table:table-cell>
          <table:table-cell office:value-type="string" calcext:value-type="string">
            <text:p>Solar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4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3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4.6" calcext:value-type="float">
            <text:p>4.6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2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4.2" calcext:value-type="float">
            <text:p>4.2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1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3.8" calcext:value-type="float">
            <text:p>3.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uk5gandar2010</text:p>
          </table:table-cell>
          <table:table-cell office:value-type="string" calcext:value-type="string">
            <text:p>Umum</text:p>
          </table:table-cell>
          <table:table-cell office:value-type="string" calcext:value-type="string">
            <text:p>Truk 5 ganda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OL II</text:p>
          </table:table-cell>
          <table:table-cell table:style-name="ce3" office:value-type="string" calcext:value-type="string">
            <text:p>Truk dengan 5 (lima) gandar atau lebih</text:p>
          </table:table-cell>
          <table:table-cell office:value-type="string" calcext:value-type="string">
            <text:p>Solar</text:p>
          </table:table-cell>
          <table:table-cell office:value-type="float" office:value="3.4" calcext:value-type="float">
            <text:p>3.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8:20:38.399575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0:46:26.929024459</meta:creation-date>
    <dc:date>2014-09-27T08:21:40.636045582</dc:date>
    <meta:editing-duration>PT5M14S</meta:editing-duration>
    <meta:editing-cycles>3</meta:editing-cycles>
    <meta:generator>LibreOffice/4.2.6.3$Linux_X86_64 LibreOffice_project/420m0$Build-3</meta:generator>
    <meta:document-statistic meta:table-count="1" meta:cell-count="459" meta:object-count="0"/>
  </office:meta>
</office:document-meta>
</file>